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341e9" officeooo:paragraph-rsid="001341e9" style:font-size-asian="14pt" style:font-size-complex="16pt"/>
    </style:style>
    <style:style style:name="P2" style:family="paragraph" style:parent-style-name="Standard">
      <style:paragraph-properties fo:text-align="start" style:justify-single-word="false"/>
      <style:text-properties fo:font-size="16pt" style:text-underline-style="none" officeooo:rsid="001341e9" officeooo:paragraph-rsid="001341e9" style:font-size-asian="14pt" style:font-size-complex="16pt"/>
    </style:style>
    <style:style style:name="P3" style:family="paragraph" style:parent-style-name="Standard">
      <style:paragraph-properties fo:text-align="start" style:justify-single-word="false"/>
      <style:text-properties fo:font-size="16pt" style:text-underline-style="none" officeooo:rsid="00145163" officeooo:paragraph-rsid="00145163" style:font-size-asian="14pt" style:font-size-complex="16pt"/>
    </style:style>
    <style:style style:name="P4" style:family="paragraph" style:parent-style-name="Standard">
      <style:paragraph-properties fo:text-align="start" style:justify-single-word="false"/>
      <style:text-properties fo:font-size="20pt" style:text-underline-style="solid" style:text-underline-width="auto" style:text-underline-color="font-color" officeooo:rsid="001341e9" officeooo:paragraph-rsid="001341e9" style:font-size-asian="17.5pt" style:font-size-complex="20pt"/>
    </style:style>
    <style:style style:name="P5" style:family="paragraph" style:parent-style-name="Standard">
      <style:paragraph-properties fo:text-align="start" style:justify-single-word="false"/>
      <style:text-properties fo:font-size="20pt" style:text-underline-style="solid" style:text-underline-width="auto" style:text-underline-color="font-color" officeooo:rsid="00145163" officeooo:paragraph-rsid="00145163" style:font-size-asian="17.5pt" style:font-size-complex="20pt"/>
    </style:style>
    <style:style style:name="P6" style:family="paragraph" style:parent-style-name="Standard">
      <style:paragraph-properties fo:text-align="center" style:justify-single-word="false"/>
      <style:text-properties fo:font-size="24pt" officeooo:rsid="001341e9" officeooo:paragraph-rsid="001341e9" style:font-size-asian="24pt" style:font-size-complex="24pt"/>
    </style:style>
    <style:style style:name="P7" style:family="paragraph" style:parent-style-name="Standard">
      <style:paragraph-properties fo:text-align="start" style:justify-single-word="false"/>
      <style:text-properties fo:font-size="24pt" officeooo:rsid="001341e9" officeooo:paragraph-rsid="001341e9" style:font-size-asian="24pt" style:font-size-complex="24pt"/>
    </style:style>
    <style:style style:name="P8" style:family="paragraph" style:parent-style-name="Standard">
      <style:paragraph-properties fo:text-align="center" style:justify-single-word="false"/>
      <style:text-properties fo:font-size="32pt" officeooo:rsid="001341e9" officeooo:paragraph-rsid="001341e9" style:font-size-asian="32pt" style:font-size-complex="3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8">Martin Tommaso</text:p>
      <text:p text:style-name="P8"/>
      <text:p text:style-name="P8">3682911</text:p>
      <text:p text:style-name="P8"/>
      <text:p text:style-name="P8"/>
      <text:p text:style-name="P8"/>
      <text:p text:style-name="P8"/>
      <text:p text:style-name="P8">Progetto di Modeling and Verification of Cyber Physical Systems</text:p>
      <text:p text:style-name="P8"/>
      <text:p text:style-name="P8"/>
      <text:p text:style-name="P6"/>
      <text:p text:style-name="P6"/>
      <text:p text:style-name="P6"/>
      <text:p text:style-name="P6"/>
      <text:p text:style-name="P6"/>
      <text:p text:style-name="P6"/>
      <text:p text:style-name="P7"><text:soft-page-break/>Relazione sul funzionamento del progetto “bioloid” di Vuotto Simone</text:p>
      <text:p text:style-name="P1"/>
      <text:p text:style-name="P1">Dopo aver elaborato degli script per la creazione e la configurazione di un ambiente virtuale in cui far funzionare il progetto di Reinforcement Machine Learning, oggetto di tesi di Vuotto Simone, mi sono dedicato allo studio di alcuni suoi aspetti fondamentali.</text:p>
      <text:p text:style-name="P1"/>
      <text:p text:style-name="P4">exec-trajectory</text:p>
      <text:p text:style-name="P4"/>
      <text:p text:style-name="P2">Lo studio del funzionamento del procedimento di learning è partito da questo script.</text:p>
      <text:p text:style-name="P2">Una volta installato ed eseguito V-REP è sufficiente eseguire exec-trajectory.py perché venga caricato in V-REP il modello del bioloid, con posizione iniziale sdraiata, e venga iniziata la procedura per far si che si rialzi in piedi.</text:p>
      <text:p text:style-name="P2">Nonostante il task correttamente eseguito, in questa fase non viene effettuato del learning dato che il metodo con cui sceglie il percorso migliore non viene aggiornato ma si limita a, istante per istante, scegliere la mossa più conveniente secondo una strategia nota.</text:p>
      <text:p text:style-name="P2"/>
      <text:p text:style-name="P5">main</text:p>
      <text:p text:style-name="P5"/>
      <text:p text:style-name="P3">Provando a eseguire l’intero progetto ho riscontrato alcuni problemi di cui uno non risolvibile.</text:p>
      <text:p text:style-name="P3">Una volta iniziata l’esecuzione, il modello viene correttamente creato esportato su V-REP, la connessione viene stabilita ma, in seguito al tentativo di fare dei calcoli su alcune variabili spaziali a valore null, V-REP interrompe la connessione con l’applicazione, la quale continua a proporre la medesima operazione senza che lo stato del bioloid evolva.</text:p>
      <text:p text:style-name="P3">Ho provato a leggere e a modificare il codice del bioloid, anche forzando un valore iniziale delle variabili spaziali in questione, ma non sono riuscito a risolvere il problema. Non mi è stato dunque possibile vedere in funzione il processo di learning.</text:p>
      <text:p text:style-name="P3"/>
      <text:p text:style-name="P5">monitor</text:p>
      <text:p text:style-name="P3"/>
      <text:p text:style-name="P3"><text:soft-page-break/>monitor.py è una delle parti più interessanti del codice dal momento che si occupa del calcolo e dell’aggiornamento della t_t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9:55:02.769371560</meta:creation-date>
    <dc:date>2018-03-28T20:13:04.050486417</dc:date>
    <meta:editing-duration>PT6M31S</meta:editing-duration>
    <meta:editing-cycles>1</meta:editing-cycles>
    <meta:document-statistic meta:table-count="0" meta:image-count="0" meta:object-count="0" meta:page-count="3" meta:paragraph-count="15" meta:word-count="285" meta:character-count="1860" meta:non-whitespace-character-count="1589"/>
    <meta:generator>LibreOffice/5.1.6.2$Linux_X86_64 LibreOffice_project/10m0$Build-2</meta:generator>
  </office:meta>
</office:document-meta>
</file>